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/>
    </style:style>
    <style:style style:name="ce3" style:family="table-cell" style:parent-style-name="Default" style:data-style-name="N36">
      <style:table-cell-properties fo:border="thin solid #000000"/>
    </style:style>
    <style:style style:name="ce4" style:family="table-cell" style:parent-style-name="Default" style:data-style-name="N0">
      <style:table-cell-properties fo:border="thin solid #000000" style:vertical-align="top"/>
    </style:style>
    <style:style style:name="ce5" style:family="table-cell" style:parent-style-name="Default" style:data-style-name="N0">
      <style:table-cell-properties fo:border="thin solid #000000" style:vertical-align="top" fo:wrap-option="wrap"/>
    </style:style>
    <style:style style:name="ce6" style:family="table-cell" style:parent-style-name="Default" style:data-style-name="N0">
      <style:table-cell-properties fo:border="thin solid #000000" style:vertical-align="top" fo:wrap-option="wrap" fo:background-color="transparent"/>
    </style:style>
    <style:style style:name="ce7" style:family="table-cell" style:parent-style-name="Default" style:data-style-name="N36">
      <style:table-cell-properties fo:border="thin solid #000000" style:vertical-align="top" style:repeat-content="false"/>
      <style:paragraph-properties fo:text-align="center"/>
    </style:style>
    <style:style style:name="ce8" style:family="table-cell" style:parent-style-name="Default" style:data-style-name="N0">
      <style:table-cell-properties fo:border="thin solid #000000" style:vertical-align="top" fo:background-color="transparent" style:repeat-content="false"/>
      <style:paragraph-properties fo:text-align="center"/>
    </style:style>
    <style:style style:name="ce9" style:family="table-cell" style:parent-style-name="Default" style:data-style-name="N0">
      <style:table-cell-properties fo:border="thin solid #000000" style:vertical-align="top" style:repeat-content="false"/>
      <style:paragraph-properties fo:text-align="center"/>
    </style:style>
    <style:style style:name="ce10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center"/>
    </style:style>
    <style:style style:name="ce11" style:family="table-cell" style:parent-style-name="Default" style:data-style-name="N36">
      <style:table-cell-properties fo:border="thin solid #000000" style:vertical-align="top"/>
    </style:style>
    <style:style style:name="co1" style:family="table-column">
      <style:table-column-properties fo:break-before="auto" style:column-width="1.13770833333333cm" style:use-optimal-column-width="true"/>
    </style:style>
    <style:style style:name="co2" style:family="table-column">
      <style:table-column-properties fo:break-before="auto" style:column-width="3.14854166666667cm" style:use-optimal-column-width="true"/>
    </style:style>
    <style:style style:name="co3" style:family="table-column">
      <style:table-column-properties fo:break-before="auto" style:column-width="2.64583333333333cm"/>
    </style:style>
    <style:style style:name="co4" style:family="table-column">
      <style:table-column-properties fo:break-before="auto" style:column-width="2.48708333333333cm" style:use-optimal-column-width="true"/>
    </style:style>
    <style:style style:name="co5" style:family="table-column">
      <style:table-column-properties fo:break-before="auto" style:column-width="0.608541666666667cm" style:use-optimal-column-width="true"/>
    </style:style>
    <style:style style:name="co6" style:family="table-column">
      <style:table-column-properties fo:break-before="auto" style:column-width="1.69333333333333cm"/>
    </style:style>
    <style:style style:name="co7" style:family="table-column">
      <style:table-column-properties fo:break-before="auto" style:column-width="2.19604166666667cm"/>
    </style:style>
    <style:style style:name="co8" style:family="table-column">
      <style:table-column-properties fo:break-before="auto" style:column-width="1.825625cm"/>
    </style:style>
    <style:style style:name="co9" style:family="table-column">
      <style:table-column-properties fo:break-before="auto" style:column-width="2.19604166666667cm" style:use-optimal-column-width="true"/>
    </style:style>
    <style:style style:name="co10" style:family="table-column">
      <style:table-column-properties fo:break-before="auto" style:column-width="1.40229166666667cm" style:use-optimal-column-width="true"/>
    </style:style>
    <style:style style:name="co11" style:family="table-column">
      <style:table-column-properties fo:break-before="auto" style:column-width="1.56104166666667cm" style:use-optimal-column-width="true"/>
    </style:style>
    <style:style style:name="co12" style:family="table-column">
      <style:table-column-properties fo:break-before="auto" style:column-width="2.06375cm"/>
    </style:style>
    <style:style style:name="co13" style:family="table-column">
      <style:table-column-properties fo:break-before="auto" style:column-width="1.64041666666667cm" style:use-optimal-column-width="true"/>
    </style:style>
    <style:style style:name="co14" style:family="table-column">
      <style:table-column-properties fo:break-before="auto" style:column-width="1.93145833333333cm"/>
    </style:style>
    <style:style style:name="co15" style:family="table-column">
      <style:table-column-properties fo:break-before="auto" style:column-width="2.354791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30pt" style:use-optimal-row-height="false" fo:break-before="auto"/>
    </style:style>
    <style:style style:name="ro3" style:family="table-row">
      <style:table-row-properties style:row-height="1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zad_8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4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6" table:default-cell-style-name="ce1"/>
        <table:table-column table:style-name="co8" table:default-cell-style-name="ce1"/>
        <table:table-column table:style-name="co7" table:default-cell-style-name="ce1"/>
        <table:table-column table:style-name="co9" table:default-cell-style-name="ce1"/>
        <table:table-column table:style-name="co6" table:number-columns-repeated="16369" table:default-cell-style-name="ce1"/>
        <table:table-row table:style-name="ro1">
          <table:table-cell office:value-type="string" table:style-name="ce1">
            <text:p>Zad. 8</text:p>
          </table:table-cell>
          <table:table-cell table:number-columns-repeated="16383" table:style-name="ce1"/>
        </table:table-row>
        <table:table-row table:style-name="ro2">
          <table:table-cell table:style-name="ce1"/>
          <table:table-cell table:style-name="ce4"/>
          <table:table-cell office:value-type="string" table:style-name="ce4">
            <text:p>Styczeń</text:p>
          </table:table-cell>
          <table:table-cell office:value-type="string" table:style-name="ce4">
            <text:p>Luty</text:p>
          </table:table-cell>
          <table:table-cell office:value-type="string" table:style-name="ce4">
            <text:p>Marzec</text:p>
          </table:table-cell>
          <table:table-cell office:value-type="string" table:style-name="ce4">
            <text:p>Razem</text:p>
          </table:table-cell>
          <table:table-cell office:value-type="string" table:style-name="ce4">
            <text:p>Średnia</text:p>
          </table:table-cell>
          <table:table-cell table:number-columns-repeated="16377"/>
        </table:table-row>
        <table:table-row table:style-name="ro2">
          <table:table-cell table:style-name="ce1"/>
          <table:table-cell office:value-type="string" table:style-name="ce4">
            <text:p>Zakwaterowanie</text:p>
          </table:table-cell>
          <table:table-cell office:value-type="currency" office:value="609857" table:style-name="ce7">
            <text:p>609 857,00 zł</text:p>
          </table:table-cell>
          <table:table-cell office:value-type="currency" office:value="425090" table:style-name="ce7">
            <text:p>425 090,00 zł</text:p>
          </table:table-cell>
          <table:table-cell office:value-type="currency" office:value="324515" table:style-name="ce7">
            <text:p>324 515,00 zł</text:p>
          </table:table-cell>
          <table:table-cell office:value-type="currency" office:value="1359462" table:formula="of:=SUM([.C3];[.D3];[.E3])" table:style-name="ce11">
            <text:p>1 359 462,00 zł</text:p>
          </table:table-cell>
          <table:table-cell office:value-type="currency" office:value="453154" table:formula="of:=([.F3]/3)" table:style-name="ce11">
            <text:p>453 154,00 zł</text:p>
          </table:table-cell>
          <table:table-cell table:number-columns-repeated="16377"/>
        </table:table-row>
        <table:table-row table:style-name="ro2">
          <table:table-cell table:style-name="ce1"/>
          <table:table-cell office:value-type="string" table:style-name="ce4">
            <text:p>Posiłki</text:p>
          </table:table-cell>
          <table:table-cell office:value-type="currency" office:value="125622" table:style-name="ce7">
            <text:p>125 622,00 zł</text:p>
          </table:table-cell>
          <table:table-cell office:value-type="currency" office:value="126542" table:style-name="ce7">
            <text:p>126 542,00 zł</text:p>
          </table:table-cell>
          <table:table-cell office:value-type="currency" office:value="251642" table:style-name="ce7">
            <text:p>251 642,00 zł</text:p>
          </table:table-cell>
          <table:table-cell office:value-type="currency" office:value="503806" table:formula="of:=SUM([.C4];[.D4];[.E4])" table:style-name="ce11">
            <text:p>503 806,00 zł</text:p>
          </table:table-cell>
          <table:table-cell office:value-type="currency" office:value="167935.33333333334" table:formula="of:=([.F4]/3)" table:style-name="ce11">
            <text:p>167 935,33 zł</text:p>
          </table:table-cell>
          <table:table-cell table:number-columns-repeated="16377"/>
        </table:table-row>
        <table:table-row table:style-name="ro2">
          <table:table-cell table:style-name="ce1"/>
          <table:table-cell office:value-type="string" table:style-name="ce5">
            <text:p>Wydatki reprezentacyjne</text:p>
          </table:table-cell>
          <table:table-cell office:value-type="currency" office:value="1022561" table:style-name="ce7">
            <text:p>1 022 561,00 zł</text:p>
          </table:table-cell>
          <table:table-cell office:value-type="currency" office:value="942651" table:style-name="ce7">
            <text:p>942 651,00 zł</text:p>
          </table:table-cell>
          <table:table-cell office:value-type="currency" office:value="264512" table:style-name="ce7">
            <text:p>264 512,00 zł</text:p>
          </table:table-cell>
          <table:table-cell office:value-type="currency" office:value="2229724" table:formula="of:=SUM([.C5];[.D5];[.E5])" table:style-name="ce11">
            <text:p>2 229 724,00 zł</text:p>
          </table:table-cell>
          <table:table-cell office:value-type="currency" office:value="743241.33333333337" table:formula="of:=([.F5]/3)" table:style-name="ce11">
            <text:p>743 241,33 zł</text:p>
          </table:table-cell>
          <table:table-cell table:number-columns-repeated="16377"/>
        </table:table-row>
        <table:table-row table:style-name="ro2">
          <table:table-cell table:style-name="ce1"/>
          <table:table-cell office:value-type="string" table:style-name="ce6">
            <text:p>Wydatki samochodowe</text:p>
          </table:table-cell>
          <table:table-cell office:value-type="currency" office:value="99450" table:style-name="ce7">
            <text:p>99 450,00 zł</text:p>
          </table:table-cell>
          <table:table-cell office:value-type="currency" office:value="75000" table:style-name="ce7">
            <text:p>75 000,00 zł</text:p>
          </table:table-cell>
          <table:table-cell office:value-type="currency" office:value="11545" table:style-name="ce7">
            <text:p>11 545,00 zł</text:p>
          </table:table-cell>
          <table:table-cell office:value-type="currency" office:value="185995" table:formula="of:=SUM([.C6];[.D6];[.E6])" table:style-name="ce11">
            <text:p>185 995,00 zł</text:p>
          </table:table-cell>
          <table:table-cell office:value-type="currency" office:value="61998.333333333336" table:formula="of:=([.F6]/3)" table:style-name="ce11">
            <text:p>61 998,33 zł</text:p>
          </table:table-cell>
          <table:table-cell table:number-columns-repeated="16377"/>
        </table:table-row>
        <table:table-row table:style-name="ro2">
          <table:table-cell table:style-name="ce1"/>
          <table:table-cell office:value-type="string" table:style-name="ce5">
            <text:p>Wynajem auta</text:p>
          </table:table-cell>
          <table:table-cell office:value-type="currency" office:value="2513510" table:style-name="ce7">
            <text:p>2 513 510,00 zł</text:p>
          </table:table-cell>
          <table:table-cell office:value-type="currency" office:value="345455" table:style-name="ce7">
            <text:p>345 455,00 zł</text:p>
          </table:table-cell>
          <table:table-cell office:value-type="currency" office:value="0" table:style-name="ce7">
            <text:p>0,00 zł</text:p>
          </table:table-cell>
          <table:table-cell office:value-type="currency" office:value="2858965" table:formula="of:=SUM([.C7];[.D7];[.E7])" table:style-name="ce11">
            <text:p>2 858 965,00 zł</text:p>
          </table:table-cell>
          <table:table-cell office:value-type="currency" office:value="952988.33333333337" table:formula="of:=([.F7]/3)" table:style-name="ce11">
            <text:p>952 988,33 zł</text:p>
          </table:table-cell>
          <table:table-cell table:number-columns-repeated="16377"/>
        </table:table-row>
        <table:table-row table:style-name="ro2">
          <table:table-cell table:style-name="ce1"/>
          <table:table-cell office:value-type="string" table:style-name="ce4">
            <text:p>Parking</text:p>
          </table:table-cell>
          <table:table-cell office:value-type="currency" office:value="94578" table:style-name="ce7">
            <text:p>94 578,00 zł</text:p>
          </table:table-cell>
          <table:table-cell office:value-type="currency" office:value="115125" table:style-name="ce7">
            <text:p>115 125,00 zł</text:p>
          </table:table-cell>
          <table:table-cell office:value-type="currency" office:value="0" table:style-name="ce7">
            <text:p>0,00 zł</text:p>
          </table:table-cell>
          <table:table-cell office:value-type="currency" office:value="209703" table:formula="of:=SUM([.C8];[.D8];[.E8])" table:style-name="ce11">
            <text:p>209 703,00 zł</text:p>
          </table:table-cell>
          <table:table-cell office:value-type="currency" office:value="69901" table:formula="of:=([.F8]/3)" table:style-name="ce11">
            <text:p>69 901,00 zł</text:p>
          </table:table-cell>
          <table:table-cell table:number-columns-repeated="16377"/>
        </table:table-row>
        <table:table-row table:style-name="ro2">
          <table:table-cell table:style-name="ce1"/>
          <table:table-cell office:value-type="string" table:style-name="ce4">
            <text:p>Pralnia chemiczna</text:p>
          </table:table-cell>
          <table:table-cell office:value-type="currency" office:value="33456" table:style-name="ce7">
            <text:p>33 456,00 zł</text:p>
          </table:table-cell>
          <table:table-cell office:value-type="currency" office:value="110450" table:style-name="ce7">
            <text:p>110 450,00 zł</text:p>
          </table:table-cell>
          <table:table-cell office:value-type="currency" office:value="45789" table:style-name="ce7">
            <text:p>45 789,00 zł</text:p>
          </table:table-cell>
          <table:table-cell office:value-type="currency" office:value="189695" table:formula="of:=SUM([.C9];[.D9];[.E9])" table:style-name="ce11">
            <text:p>189 695,00 zł</text:p>
          </table:table-cell>
          <table:table-cell office:value-type="currency" office:value="63231.666666666664" table:formula="of:=([.F9]/3)" table:style-name="ce11">
            <text:p>63 231,67 zł</text:p>
          </table:table-cell>
          <table:table-cell table:number-columns-repeated="16377"/>
        </table:table-row>
        <table:table-row table:style-name="ro2">
          <table:table-cell table:style-name="ce1"/>
          <table:table-cell office:value-type="string" table:style-name="ce4">
            <text:p>Inne</text:p>
          </table:table-cell>
          <table:table-cell office:value-type="currency" office:value="78115" table:style-name="ce7">
            <text:p>78 115,00 zł</text:p>
          </table:table-cell>
          <table:table-cell office:value-type="currency" office:value="658787" table:style-name="ce7">
            <text:p>658 787,00 zł</text:p>
          </table:table-cell>
          <table:table-cell office:value-type="currency" office:value="103499" table:style-name="ce7">
            <text:p>103 499,00 zł</text:p>
          </table:table-cell>
          <table:table-cell office:value-type="currency" office:value="840401" table:formula="of:=SUM([.C10];[.D10];[.E10])" table:style-name="ce11">
            <text:p>840 401,00 zł</text:p>
          </table:table-cell>
          <table:table-cell office:value-type="currency" office:value="280133.66666666669" table:formula="of:=([.F10]/3)" table:style-name="ce11">
            <text:p>280 133,67 zł</text:p>
          </table:table-cell>
          <table:table-cell table:number-columns-repeated="16377"/>
        </table:table-row>
        <table:table-row table:style-name="ro2">
          <table:table-cell table:style-name="ce1"/>
          <table:table-cell office:value-type="string" table:style-name="ce4">
            <text:p>Razem</text:p>
          </table:table-cell>
          <table:table-cell office:value-type="currency" office:value="4577149" table:formula="of:=SUM([.C3];[.C4];[.C5];[.C6];[.C7];[.C8];[.C9];[.C10])" table:style-name="ce11">
            <text:p>4 577 149,00 zł</text:p>
          </table:table-cell>
          <table:table-cell office:value-type="currency" office:value="2799100" table:formula="of:=SUM([.D3];[.D4];[.D5];[.D6];[.D7];[.D8];[.D9];[.D10])" table:style-name="ce11">
            <text:p>2 799 100,00 zł</text:p>
          </table:table-cell>
          <table:table-cell office:value-type="currency" office:value="1001502" table:formula="of:=SUM([.E3];[.E4];[.E5];[.E6];[.E7];[.E8];[.E9];[.E10])" table:style-name="ce11">
            <text:p>1 001 502,00 zł</text:p>
          </table:table-cell>
          <table:table-cell office:value-type="currency" office:value="8377751" table:formula="of:=SUM([.C11];[.D11];[.E11])" table:style-name="ce11">
            <text:p>8 377 751,00 zł</text:p>
          </table:table-cell>
          <table:table-cell office:value-type="currency" office:value="2792583.6666666665" table:formula="of:=([.F11]/3)" table:style-name="ce11">
            <text:p>2 792 583,67 zł</text:p>
          </table:table-cell>
          <table:table-cell table:number-columns-repeated="16377"/>
        </table:table-row>
        <table:table-row table:number-rows-repeated="2" table:style-name="ro1">
          <table:table-cell table:number-columns-repeated="16384"/>
        </table:table-row>
        <table:table-row table:style-name="ro2">
          <table:table-cell table:number-columns-repeated="16384" table:style-name="ce1"/>
        </table:table-row>
        <table:table-row table:number-rows-repeated="1048562" table:style-name="ro1">
          <table:table-cell table:number-columns-repeated="16384"/>
        </table:table-row>
      </table:table>
      <table:table table:name="zad_9" table:style-name="ta2">
        <table:table-column table:style-name="co6" table:default-cell-style-name="ce1"/>
        <table:table-column table:style-name="co5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9" table:number-columns-repeated="2" table:default-cell-style-name="ce1"/>
        <table:table-column table:style-name="co6" table:number-columns-repeated="16374" table:default-cell-style-name="ce1"/>
        <table:table-row table:style-name="ro1">
          <table:table-cell office:value-type="string" table:style-name="ce1">
            <text:p>Zad. 9</text:p>
          </table:table-cell>
          <table:table-cell table:number-columns-repeated="16383" table:style-name="ce1"/>
        </table:table-row>
        <table:table-row table:style-name="ro2">
          <table:table-cell table:style-name="ce1"/>
          <table:table-cell office:value-type="string" table:style-name="ce8">
            <text:p>lp.</text:p>
          </table:table-cell>
          <table:table-cell office:value-type="string" table:style-name="ce9">
            <text:p>nazwa</text:p>
          </table:table-cell>
          <table:table-cell office:value-type="string" table:style-name="ce9">
            <text:p>cena</text:p>
          </table:table-cell>
          <table:table-cell office:value-type="string" table:style-name="ce10">
            <text:p>stan początkowy</text:p>
          </table:table-cell>
          <table:table-cell office:value-type="string" table:style-name="ce10">
            <text:p>stan końcowy</text:p>
          </table:table-cell>
          <table:table-cell office:value-type="string" table:style-name="ce10">
            <text:p>ile sprzedano</text:p>
          </table:table-cell>
          <table:table-cell office:value-type="string" table:style-name="ce10">
            <text:p>wartość sprzedanych</text:p>
          </table:table-cell>
          <table:table-cell office:value-type="string" table:style-name="ce10">
            <text:p>wartość zapasów</text:p>
          </table:table-cell>
          <table:table-cell table:number-columns-repeated="16375"/>
        </table:table-row>
        <table:table-row table:style-name="ro3">
          <table:table-cell table:style-name="ce1"/>
          <table:table-cell office:value-type="float" office:value="1" table:style-name="ce2">
            <text:p>1</text:p>
          </table:table-cell>
          <table:table-cell office:value-type="string" table:style-name="ce2">
            <text:p>stół</text:p>
          </table:table-cell>
          <table:table-cell office:value-type="currency" office:value="125.56" table:style-name="ce3">
            <text:p>125,56 zł</text:p>
          </table:table-cell>
          <table:table-cell office:value-type="float" office:value="125" table:style-name="ce2">
            <text:p>125</text:p>
          </table:table-cell>
          <table:table-cell office:value-type="float" office:value="12" table:style-name="ce2">
            <text:p>12</text:p>
          </table:table-cell>
          <table:table-cell office:value-type="float" office:value="113" table:formula="of:=([.E3]-[.F3])" table:style-name="ce2">
            <text:p>113</text:p>
          </table:table-cell>
          <table:table-cell office:value-type="currency" office:value="14188.28" table:formula="of:=([.D3]*[.G3])" table:style-name="ce3">
            <text:p>14 188,28 zł</text:p>
          </table:table-cell>
          <table:table-cell office:value-type="currency" office:value="1506.72" table:formula="of:=([.D3]*[.F3])" table:style-name="ce3">
            <text:p>1 506,72 zł</text:p>
          </table:table-cell>
          <table:table-cell table:number-columns-repeated="16375"/>
        </table:table-row>
        <table:table-row table:style-name="ro1">
          <table:table-cell table:style-name="ce1"/>
          <table:table-cell office:value-type="float" office:value="2" table:style-name="ce2">
            <text:p>2</text:p>
          </table:table-cell>
          <table:table-cell office:value-type="string" table:style-name="ce2">
            <text:p>krzesło</text:p>
          </table:table-cell>
          <table:table-cell office:value-type="currency" office:value="24.56" table:style-name="ce3">
            <text:p>24,56 zł</text:p>
          </table:table-cell>
          <table:table-cell office:value-type="float" office:value="246" table:style-name="ce2">
            <text:p>246</text:p>
          </table:table-cell>
          <table:table-cell office:value-type="float" office:value="211" table:style-name="ce2">
            <text:p>211</text:p>
          </table:table-cell>
          <table:table-cell office:value-type="float" office:value="35" table:formula="of:=([.E4]-[.F4])" table:style-name="ce2">
            <text:p>35</text:p>
          </table:table-cell>
          <table:table-cell office:value-type="currency" office:value="859.59999999999991" table:formula="of:=([.D4]*[.G4])" table:style-name="ce3">
            <text:p>859,60 zł</text:p>
          </table:table-cell>
          <table:table-cell office:value-type="currency" office:value="5182.16" table:formula="of:=([.D4]*[.F4])" table:style-name="ce3">
            <text:p>5 182,16 zł</text:p>
          </table:table-cell>
          <table:table-cell table:number-columns-repeated="16375"/>
        </table:table-row>
        <table:table-row table:style-name="ro1">
          <table:table-cell table:style-name="ce1"/>
          <table:table-cell office:value-type="float" office:value="3" table:style-name="ce2">
            <text:p>3</text:p>
          </table:table-cell>
          <table:table-cell office:value-type="string" table:style-name="ce2">
            <text:p>taboret</text:p>
          </table:table-cell>
          <table:table-cell office:value-type="currency" office:value="20.49" table:style-name="ce3">
            <text:p>20,49 zł</text:p>
          </table:table-cell>
          <table:table-cell office:value-type="float" office:value="234" table:style-name="ce2">
            <text:p>234</text:p>
          </table:table-cell>
          <table:table-cell office:value-type="float" office:value="10" table:style-name="ce2">
            <text:p>10</text:p>
          </table:table-cell>
          <table:table-cell office:value-type="float" office:value="224" table:formula="of:=([.E5]-[.F5])" table:style-name="ce2">
            <text:p>224</text:p>
          </table:table-cell>
          <table:table-cell office:value-type="currency" office:value="4589.7599999999993" table:formula="of:=([.D5]*[.G5])" table:style-name="ce3">
            <text:p>4 589,76 zł</text:p>
          </table:table-cell>
          <table:table-cell office:value-type="currency" office:value="204.89999999999998" table:formula="of:=([.D5]*[.F5])" table:style-name="ce3">
            <text:p>204,90 zł</text:p>
          </table:table-cell>
          <table:table-cell table:number-columns-repeated="16375"/>
        </table:table-row>
        <table:table-row table:style-name="ro1">
          <table:table-cell table:style-name="ce1"/>
          <table:table-cell office:value-type="float" office:value="4" table:style-name="ce2">
            <text:p>4</text:p>
          </table:table-cell>
          <table:table-cell office:value-type="string" table:style-name="ce2">
            <text:p>biurko</text:p>
          </table:table-cell>
          <table:table-cell office:value-type="currency" office:value="299.99" table:style-name="ce3">
            <text:p>299,99 zł</text:p>
          </table:table-cell>
          <table:table-cell office:value-type="float" office:value="345" table:style-name="ce2">
            <text:p>345</text:p>
          </table:table-cell>
          <table:table-cell office:value-type="float" office:value="300" table:style-name="ce2">
            <text:p>300</text:p>
          </table:table-cell>
          <table:table-cell office:value-type="float" office:value="45" table:formula="of:=([.E6]-[.F6])" table:style-name="ce2">
            <text:p>45</text:p>
          </table:table-cell>
          <table:table-cell office:value-type="currency" office:value="13499.550000000001" table:formula="of:=([.D6]*[.G6])" table:style-name="ce3">
            <text:p>13 499,55 zł</text:p>
          </table:table-cell>
          <table:table-cell office:value-type="currency" office:value="89997" table:formula="of:=([.D6]*[.F6])" table:style-name="ce3">
            <text:p>89 997,00 zł</text:p>
          </table:table-cell>
          <table:table-cell table:number-columns-repeated="16375"/>
        </table:table-row>
        <table:table-row table:style-name="ro1">
          <table:table-cell table:style-name="ce1"/>
          <table:table-cell office:value-type="float" office:value="5" table:style-name="ce2">
            <text:p>5</text:p>
          </table:table-cell>
          <table:table-cell office:value-type="string" table:style-name="ce2">
            <text:p>pufa</text:p>
          </table:table-cell>
          <table:table-cell office:value-type="currency" office:value="49.99" table:style-name="ce3">
            <text:p>49,99 zł</text:p>
          </table:table-cell>
          <table:table-cell office:value-type="float" office:value="300" table:style-name="ce2">
            <text:p>300</text:p>
          </table:table-cell>
          <table:table-cell office:value-type="float" office:value="250" table:style-name="ce2">
            <text:p>250</text:p>
          </table:table-cell>
          <table:table-cell office:value-type="float" office:value="50" table:formula="of:=([.E7]-[.F7])" table:style-name="ce2">
            <text:p>50</text:p>
          </table:table-cell>
          <table:table-cell office:value-type="currency" office:value="2499.5" table:formula="of:=([.D7]*[.G7])" table:style-name="ce3">
            <text:p>2 499,50 zł</text:p>
          </table:table-cell>
          <table:table-cell office:value-type="currency" office:value="12497.5" table:formula="of:=([.D7]*[.F7])" table:style-name="ce3">
            <text:p>12 497,50 zł</text:p>
          </table:table-cell>
          <table:table-cell table:number-columns-repeated="16375"/>
        </table:table-row>
        <table:table-row table:style-name="ro1">
          <table:table-cell table:style-name="ce1"/>
          <table:table-cell office:value-type="float" office:value="6" table:style-name="ce2">
            <text:p>6</text:p>
          </table:table-cell>
          <table:table-cell office:value-type="string" table:style-name="ce2">
            <text:p>szafa</text:p>
          </table:table-cell>
          <table:table-cell office:value-type="currency" office:value="359.99" table:style-name="ce3">
            <text:p>359,99 zł</text:p>
          </table:table-cell>
          <table:table-cell office:value-type="float" office:value="600" table:style-name="ce2">
            <text:p>600</text:p>
          </table:table-cell>
          <table:table-cell office:value-type="float" office:value="320" table:style-name="ce2">
            <text:p>320</text:p>
          </table:table-cell>
          <table:table-cell office:value-type="float" office:value="280" table:formula="of:=([.E8]-[.F8])" table:style-name="ce2">
            <text:p>280</text:p>
          </table:table-cell>
          <table:table-cell office:value-type="currency" office:value="100797.2" table:formula="of:=([.D8]*[.G8])" table:style-name="ce3">
            <text:p>100 797,20 zł</text:p>
          </table:table-cell>
          <table:table-cell office:value-type="currency" office:value="115196.8" table:formula="of:=([.D8]*[.F8])" table:style-name="ce3">
            <text:p>115 196,80 zł</text:p>
          </table:table-cell>
          <table:table-cell table:number-columns-repeated="16375"/>
        </table:table-row>
        <table:table-row table:number-rows-repeated="104856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currency-style style:name="N36">
      <number:number number:decimal-places="2" number:min-integer-digits="1" number:grouping="true"/>
      <number:text> </number:text>
      <number:currency-symbol>zł</number:currency-symbol>
    </number:currency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001</meta:generator>
    <meta:initial-creator/>
    <dc:creator/>
    <meta:creation-date>2015-06-05T18:19:34Z</meta:creation-date>
    <dc:date>2018-11-22T17:35:20Z</dc:date>
  </office:meta>
</office:document-meta>
</file>